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7.7cm" svg:x2="26.1cm" svg:y2="7.8cm">
          <text:p/>
        </draw:line>
        <draw:line draw:style-name="gr2" draw:text-style-name="P1" draw:layer="layout" svg:x1="2.9cm" svg:y1="4cm" svg:x2="5.9cm" svg:y2="4cm">
          <text:p/>
        </draw:line>
        <draw:line draw:style-name="gr2" draw:text-style-name="P1" draw:layer="layout" svg:x1="5.9cm" svg:y1="4.038cm" svg:x2="5.9cm" svg:y2="5.3cm">
          <text:p/>
        </draw:line>
        <draw:line draw:style-name="gr2" draw:text-style-name="P1" draw:layer="layout" svg:x1="5.9cm" svg:y1="5.3cm" svg:x2="8.8cm" svg:y2="5.3cm">
          <text:p/>
        </draw:line>
        <draw:line draw:style-name="gr2" draw:text-style-name="P1" draw:layer="layout" svg:x1="8.8cm" svg:y1="5.3cm" svg:x2="8.8cm" svg:y2="4.038cm">
          <text:p/>
        </draw:line>
        <draw:line draw:style-name="gr2" draw:text-style-name="P1" draw:layer="layout" svg:x1="8.793cm" svg:y1="4.1cm" svg:x2="19cm" svg:y2="4.083cm">
          <text:p/>
        </draw:line>
        <draw:line draw:style-name="gr2" draw:text-style-name="P1" draw:layer="layout" svg:x1="19cm" svg:y1="4.138cm" svg:x2="19cm" svg:y2="5.5cm">
          <text:p/>
        </draw:line>
        <draw:line draw:style-name="gr2" draw:text-style-name="P1" draw:layer="layout" svg:x1="19cm" svg:y1="5.4cm" svg:x2="21.9cm" svg:y2="5.4cm">
          <text:p/>
        </draw:line>
        <draw:line draw:style-name="gr2" draw:text-style-name="P1" draw:layer="layout" svg:x1="21.9cm" svg:y1="5.4cm" svg:x2="21.9cm" svg:y2="4.138cm">
          <text:p/>
        </draw:line>
        <draw:line draw:style-name="gr2" draw:text-style-name="P1" draw:layer="layout" svg:x1="21.9cm" svg:y1="4.2cm" svg:x2="26.4cm" svg:y2="4.2cm">
          <text:p/>
        </draw:line>
        <draw:frame draw:style-name="gr3" draw:layer="layout" svg:width="1.632cm" svg:height="0.962cm" svg:x="1cm" svg:y="7.338cm">
          <draw:text-box>
            <text:p>0uA</text:p>
          </draw:text-box>
        </draw:frame>
        <draw:frame draw:style-name="gr4" draw:layer="layout" svg:width="2.339cm" svg:height="1cm" svg:x="0.861cm" svg:y="3.5cm">
          <draw:text-box>
            <text:p>120uA</text:p>
          </draw:text-box>
        </draw:frame>
        <draw:frame draw:style-name="gr5" draw:text-style-name="P2" draw:layer="layout" svg:width="2.53cm" svg:height="1.119cm" svg:x="23cm" svg:y="5.338cm">
          <draw:text-box>
            <text:p><text:span text:style-name="T1">BL1A</text:span></text:p>
          </draw:text-box>
        </draw:frame>
        <draw:line draw:style-name="gr1" draw:text-style-name="P1" draw:layer="layout" svg:x1="3cm" svg:y1="13.538cm" svg:x2="26.1cm" svg:y2="13.638cm">
          <text:p/>
        </draw:line>
        <draw:line draw:style-name="gr2" draw:text-style-name="P1" draw:layer="layout" svg:x1="3cm" svg:y1="13.538cm" svg:x2="6cm" svg:y2="13.538cm">
          <text:p/>
        </draw:line>
        <draw:line draw:style-name="gr2" draw:text-style-name="P1" draw:layer="layout" svg:x1="6cm" svg:y1="9.838cm" svg:x2="6cm" svg:y2="13.538cm">
          <text:p/>
        </draw:line>
        <draw:line draw:style-name="gr2" draw:text-style-name="P1" draw:layer="layout" svg:x1="6cm" svg:y1="9.838cm" svg:x2="8.9cm" svg:y2="9.838cm">
          <text:p/>
        </draw:line>
        <draw:line draw:style-name="gr2" draw:text-style-name="P1" draw:layer="layout" svg:x1="8.9cm" svg:y1="13.638cm" svg:x2="8.9cm" svg:y2="9.838cm">
          <text:p/>
        </draw:line>
        <draw:line draw:style-name="gr2" draw:text-style-name="P1" draw:layer="layout" svg:x1="8.893cm" svg:y1="13.555cm" svg:x2="19.1cm" svg:y2="13.538cm">
          <text:p/>
        </draw:line>
        <draw:line draw:style-name="gr2" draw:text-style-name="P1" draw:layer="layout" svg:x1="19.1cm" svg:y1="9.938cm" svg:x2="19.1cm" svg:y2="13.638cm">
          <text:p/>
        </draw:line>
        <draw:line draw:style-name="gr2" draw:text-style-name="P1" draw:layer="layout" svg:x1="19.1cm" svg:y1="9.938cm" svg:x2="22cm" svg:y2="9.938cm">
          <text:p/>
        </draw:line>
        <draw:line draw:style-name="gr2" draw:text-style-name="P1" draw:layer="layout" svg:x1="22cm" svg:y1="13.738cm" svg:x2="22cm" svg:y2="9.938cm">
          <text:p/>
        </draw:line>
        <draw:line draw:style-name="gr2" draw:text-style-name="P1" draw:layer="layout" svg:x1="22cm" svg:y1="13.638cm" svg:x2="26.5cm" svg:y2="13.638cm">
          <text:p/>
        </draw:line>
        <draw:frame draw:style-name="gr3" draw:layer="layout" svg:width="1.632cm" svg:height="0.962cm" svg:x="1.1cm" svg:y="13.138cm">
          <draw:text-box>
            <text:p>0uA</text:p>
          </draw:text-box>
        </draw:frame>
        <draw:frame draw:style-name="gr6" draw:layer="layout" svg:width="1.984cm" svg:height="0.962cm" svg:x="1.016cm" svg:y="9.5cm">
          <draw:text-box>
            <text:p>40uA</text:p>
          </draw:text-box>
        </draw:frame>
        <draw:frame draw:style-name="gr7" draw:layer="layout" svg:width="1.878cm" svg:height="1.062cm" svg:x="6.522cm" svg:y="8.376cm">
          <draw:text-box>
            <text:p>1min</text:p>
          </draw:text-box>
        </draw:fram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frame draw:style-name="gr9" draw:layer="layout" svg:width="2.7cm" svg:height="1.673cm" svg:x="12.4cm" svg:y="8.338cm">
          <draw:text-box>
            <text:p>3-8min</text:p>
          </draw:text-box>
        </draw:frame>
        <draw:line draw:style-name="gr8" draw:text-style-name="P1" draw:layer="layout" svg:x1="15cm" svg:y1="8.938cm" svg:x2="19cm" svg:y2="8.938cm">
          <text:p/>
        </draw:line>
        <draw:line draw:style-name="gr8" draw:text-style-name="P1" draw:layer="layout" svg:x1="12.4cm" svg:y1="8.838cm" svg:x2="9cm" svg:y2="8.838cm">
          <text:p/>
        </draw:line>
        <draw:frame draw:style-name="gr5" draw:text-style-name="P2" draw:layer="layout" svg:width="2.53cm" svg:height="1.119cm" svg:x="23.1cm" svg:y="11.138cm">
          <draw:text-box>
            <text:p><text:span text:style-name="T1">BL1U</text:span></text:p>
          </draw:text-box>
        </draw:frame>
        <draw:frame draw:style-name="gr4" draw:layer="layout" svg:width="2.339cm" svg:height="1cm" svg:x="0.861cm" svg:y="4.7cm">
          <draw:text-box>
            <text:p>80u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2:04:57</meta:creation-date>
    <dc:date>2016-02-23T14:25:00</dc:date>
    <dc:creator>Thomas Lindner</dc:creator>
    <meta:editing-duration>PT17M10S</meta:editing-duration>
    <meta:editing-cycles>10</meta:editing-cycles>
    <meta:generator>OpenOffice/4.1.1$Unix OpenOffice.org_project/411m6$Build-9775</meta:generator>
    <meta:document-statistic meta:object-count="35"/>
  </office:meta>
</office:document-meta>
</file>